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expHTMLParser.RegexpHTML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pHTMLParser.isReus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pHTMLParser.getEmbeddedResourceURLs( byte [ ] html , URL baseUrl , URLCollection url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RegexpHTMLParser.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